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13.17625cm"/>
    </style:style>
    <style:style style:name="co3" style:family="table-column">
      <style:table-column-properties fo:break-before="auto" style:column-width="8.49312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Field</text:p>
          </table:table-cell>
          <table:table-cell office:value-type="string" table:style-name="ce2">
            <text:p>Relative X pa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(Pet website)User Id</text:p>
          </table:table-cell>
          <table:table-cell office:value-type="string" table:style-name="ce1">
            <text:p>//input[@name="username"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w Password</text:p>
          </table:table-cell>
          <table:table-cell office:value-type="string" table:style-name="ce1">
            <text:p>//input[@name="password"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peated Password</text:p>
          </table:table-cell>
          <table:table-cell office:value-type="string" table:style-name="ce1">
            <text:p>//input[@name="repeatedPassword"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rst name</text:p>
          </table:table-cell>
          <table:table-cell office:value-type="string" table:style-name="ce4">
            <text:p><text:a xlink:href="mailto://input[@name=%22account.firstName">//input[@name="account.firstName"]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st name</text:p>
          </table:table-cell>
          <table:table-cell office:value-type="string" table:style-name="ce4">
            <text:p><text:a xlink:href="mailto://input[@name=%22account.lastName">//input[@name="account.lastName"]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ail</text:p>
          </table:table-cell>
          <table:table-cell office:value-type="string" table:style-name="ce4">
            <text:p><text:a xlink:href="mailto://input[@name=%22account.email">//input[@name="account.email"]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one</text:p>
          </table:table-cell>
          <table:table-cell office:value-type="string" table:style-name="ce4">
            <text:p><text:a xlink:href="mailto://input[@name=%22account.phone">//input[@name="account.phone"]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dress1</text:p>
          </table:table-cell>
          <table:table-cell office:value-type="string" table:style-name="ce4">
            <text:p><text:a xlink:href="mailto://input[@name=%22account.address1">//input[@name="account.address1"]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dress2</text:p>
          </table:table-cell>
          <table:table-cell office:value-type="string" table:style-name="ce4">
            <text:p><text:a xlink:href="mailto://input[@name=%22account.address2">//input[@name="account.address2"]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ty</text:p>
          </table:table-cell>
          <table:table-cell office:value-type="string" table:style-name="ce4">
            <text:p><text:a xlink:href="mailto://input[@name=%22account.city">//input[@name="account.city"]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e</text:p>
          </table:table-cell>
          <table:table-cell office:value-type="string" table:style-name="ce4">
            <text:p><text:a xlink:href="mailto://input[@name=%22account.state">//input[@name="account.state"]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ip</text:p>
          </table:table-cell>
          <table:table-cell office:value-type="string" table:style-name="ce4">
            <text:p><text:a xlink:href="mailto://input[@name=%22account.zip">//input[@name="account.zip"]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ntry</text:p>
          </table:table-cell>
          <table:table-cell office:value-type="string" table:style-name="ce4">
            <text:p><text:a xlink:href="mailto://input[@name=%22account.country">//input[@name="account.country"]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guage Preference</text:p>
          </table:table-cell>
          <table:table-cell office:value-type="string" table:style-name="ce4">
            <text:p><text:a xlink:href="mailto://select[@name=%22account.languagePreference">//select[@name="account.languagePreference"]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vourite Category</text:p>
          </table:table-cell>
          <table:table-cell office:value-type="string" table:style-name="ce4">
            <text:p><text:a xlink:href="mailto://select[@name=%22account.favouriteCategoryId">//select[@name="account.favouriteCategoryId"]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able MyList</text:p>
          </table:table-cell>
          <table:table-cell office:value-type="string" table:style-name="ce4">
            <text:p><text:a xlink:href="mailto://input[@name=%22account.listOption">//input[@name="account.listOption"]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able MyBanner</text:p>
          </table:table-cell>
          <table:table-cell office:value-type="string" table:style-name="ce4">
            <text:p><text:a xlink:href="mailto://input[@name=%22account.bannerOption">//input[@name="account.bannerOption"]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go</text:p>
          </table:table-cell>
          <table:table-cell office:value-type="string" table:style-name="ce4">
            <text:p><text:a xlink:href="mailto://img[@src=%22../images/logo-topbar.gif">//img[@src="../images/logo-topbar.gif"]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arch bar</text:p>
          </table:table-cell>
          <table:table-cell office:value-type="string" table:style-name="ce1">
            <text:p>//input[@name="keyword"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arch Button</text:p>
          </table:table-cell>
          <table:table-cell office:value-type="string" table:style-name="ce1">
            <text:p>//input[@name="searchProducts"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sh Image</text:p>
          </table:table-cell>
          <table:table-cell office:value-type="string" table:style-name="ce4">
            <text:p><text:a xlink:href="mailto://img[@src=%22../images/sm_fish.gif">//img[@src="../images/sm_fish.gif"]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gs Image</text:p>
          </table:table-cell>
          <table:table-cell office:value-type="string" table:style-name="ce4">
            <text:p><text:a xlink:href="mailto://img[@src=%22../images/sm_dogs.gif">//img[@src="../images/sm_dogs.gif"]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ptiles Image</text:p>
          </table:table-cell>
          <table:table-cell office:value-type="string" table:style-name="ce4">
            <text:p><text:a xlink:href="mailto://img[@src=%22../images/sm_reptiles.gif">//img[@src="../images/sm_reptiles.gif"]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s Image</text:p>
          </table:table-cell>
          <table:table-cell office:value-type="string" table:style-name="ce4">
            <text:p><text:a xlink:href="mailto://img[@src=%22../images/sm_cats.gif">//img[@src="../images/sm_cats.gif"]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rds Image</text:p>
          </table:table-cell>
          <table:table-cell office:value-type="string" table:style-name="ce4">
            <text:p><text:a xlink:href="mailto://img[@src=%22../images/sm_birds.gif">//img[@src="../images/sm_birds.gif"]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t Image</text:p>
          </table:table-cell>
          <table:table-cell office:value-type="string" table:style-name="ce4">
            <text:p><text:a xlink:href="mailto://img[@src=%22../images/cart.gif">//img[@src="../images/cart.gif"]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gn in<text:s/></text:p>
          </table:table-cell>
          <table:table-cell office:value-type="string" table:style-name="ce4">
            <text:p><text:a xlink:href="mailto://a[@href=%22/actions/Account.action?signonForm=">//a[@href="/actions/Account.action?signonForm="]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lp option</text:p>
          </table:table-cell>
          <table:table-cell office:value-type="string" table:style-name="ce4">
            <text:p><text:a xlink:href="mailto://a[@href=%22../help.html">//a[@href="../help.html"]</text:a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ve account Information</text:p>
          </table:table-cell>
          <table:table-cell office:value-type="string" table:style-name="ce1">
            <text:p>//input[@name="newAccount"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ername</text:p>
          </table:table-cell>
          <table:table-cell office:value-type="string" table:style-name="ce1">
            <text:p>//input[@name="username"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ssword</text:p>
          </table:table-cell>
          <table:table-cell office:value-type="string" table:style-name="ce1">
            <text:p>//input[@name="password"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gin button</text:p>
          </table:table-cell>
          <table:table-cell office:value-type="string" table:style-name="ce1">
            <text:p>//input[@name="signon"]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ister now</text:p>
          </table:table-cell>
          <table:table-cell office:value-type="string" table:style-name="ce4">
            <text:p><text:a xlink:href="mailto://a[@href=%22/actions/Account.action?newAccountForm=">//a[@href="/actions/Account.action?newAccountForm="]</text:a></text:p>
          </table:table-cell>
          <table:table-cell table:number-columns-repeated="16382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1-10-29T04:41:46Z</meta:creation-date>
    <dc:date>2021-10-29T06:16:13Z</dc:date>
  </office:meta>
</office:document-meta>
</file>